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? <text:span text:style-name="Strong_20_Emphasis">DomusVibes – Monitor the Heartbeat of Your Home</text:span></text:h>
      <text:p text:style-name="Text_20_body">README</text:p>
      <text:p text:style-name="Text_20_body">DomusVibes è una piattaforma che misura la <text:span text:style-name="Emphasis">vibe</text:span>, il benessere e la salute sociale delle case condivise.</text:p>
      <text:p text:style-name="Text_20_body">Non è domotica, non controlla dispositivi, non è smart home IoT.<text:line-break/>È un'app che ti permette di visualizzare lo <text:span text:style-name="Strong_20_Emphasis">stato d’animo della casa</text:span>, la sua armonia, i trend settimanali e le attività dei membri.</text:p>
      <text:p text:style-name="Text_20_body">? <text:span text:style-name="Strong_20_Emphasis">Obiettivo principale:</text:span><text:line-break/>? Rendere la convivenza più armoniosa, trasparente e piacevole.</text:p>
      <text:p text:style-name="Standard"/>
      <text:h text:style-name="Heading_20_1" text:outline-level="1">? <text:span text:style-name="Strong_20_Emphasis">Visione del Prodotto</text:span></text:h>
      <text:p text:style-name="Text_20_body">In una casa condivisa, non è importante solo “chi ha fatto cosa”.<text:line-break/>È importante <text:span text:style-name="Emphasis">come sta la casa nel suo insieme</text:span>.</text:p>
      <text:p text:style-name="Text_20_body">DomusVibes introduce il concetto di:</text:p>
      <text:h text:style-name="Heading_20_2" text:outline-level="2">? <text:span text:style-name="Strong_20_Emphasis">HomePulse</text:span></text:h>
      <text:p text:style-name="Text_20_body">Un punteggio da 0 a 100 che rappresenta:</text:p>
      <text:list xml:id="list2244976646547896427" text:style-name="L1">
        <text:list-item>
          <text:p text:style-name="P1">Umore dei membri</text:p>
        </text:list-item>
        <text:list-item>
          <text:p text:style-name="P1">Livelli di energia</text:p>
        </text:list-item>
        <text:list-item>
          <text:p text:style-name="P1">Attività domestiche svolte</text:p>
        </text:list-item>
        <text:list-item>
          <text:p text:style-name="P1">Cura della casa</text:p>
        </text:list-item>
        <text:list-item>
          <text:p text:style-name="P1">Comunicazione interna</text:p>
        </text:list-item>
        <text:list-item>
          <text:p text:style-name="P1">Collaborazione e responsabilità condivise</text:p>
        </text:list-item>
      </text:list>
      <text:p text:style-name="Text_20_body">Mostrato tramite grafici, trend e una dashboard a stile "battito cardiaco".</text:p>
      <text:p text:style-name="Horizontal_20_Line"/>
      <text:h text:style-name="Heading_20_1" text:outline-level="1">? <text:span text:style-name="Strong_20_Emphasis">Funzionalità Principali</text:span></text:h>
      <text:h text:style-name="Heading_20_2" text:outline-level="2">? <text:span text:style-name="Strong_20_Emphasis">Gestione Utenti</text:span></text:h>
      <text:list xml:id="list1179433246469478571" text:style-name="L2">
        <text:list-item>
          <text:p text:style-name="P2">Registrazione e login</text:p>
        </text:list-item>
        <text:list-item>
          <text:p text:style-name="P2">Profilo personale</text:p>
        </text:list-item>
        <text:list-item>
          <text:p text:style-name="P2">Partecipazione a una o più case condivise</text:p>
        </text:list-item>
      </text:list>
      <text:h text:style-name="Heading_20_2" text:outline-level="2"><text:soft-page-break/>? <text:span text:style-name="Strong_20_Emphasis">Gestione Case</text:span></text:h>
      <text:list xml:id="list462817969268243300" text:style-name="L3">
        <text:list-item>
          <text:p text:style-name="P3">Creazione casa</text:p>
        </text:list-item>
        <text:list-item>
          <text:p text:style-name="P3">Inviti tramite codice</text:p>
        </text:list-item>
        <text:list-item>
          <text:p text:style-name="P3">Ruoli: <text:span text:style-name="Strong_20_Emphasis">Owner</text:span> e <text:span text:style-name="Strong_20_Emphasis">Member</text:span></text:p>
        </text:list-item>
        <text:list-item>
          <text:p text:style-name="P3">Statistiche, membri, attività</text:p>
        </text:list-item>
      </text:list>
      <text:h text:style-name="Heading_20_2" text:outline-level="2">? <text:span text:style-name="Strong_20_Emphasis">Daily Status (Stato Giornaliero dei Membri)</text:span></text:h>
      <text:p text:style-name="Text_20_body">Ogni membro aggiorna:</text:p>
      <text:list xml:id="list2317478005723720539" text:style-name="L4">
        <text:list-item>
          <text:p text:style-name="P4"><text:span text:style-name="Strong_20_Emphasis">Umore</text:span> (felice / normale / stressato)</text:p>
        </text:list-item>
        <text:list-item>
          <text:p text:style-name="P4"><text:span text:style-name="Strong_20_Emphasis">Energia</text:span> (alta / media / bassa)</text:p>
        </text:list-item>
        <text:list-item>
          <text:p text:style-name="P4"><text:span text:style-name="Strong_20_Emphasis">Disponibilità</text:span></text:p>
        </text:list-item>
      </text:list>
      <text:p text:style-name="Text_20_body">Questi valori alimentano l’algoritmo HomePulse.</text:p>
      <text:h text:style-name="Heading_20_2" text:outline-level="2">? <text:span text:style-name="Strong_20_Emphasis">Activity Events (Eventi di Casa)</text:span></text:h>
      <text:p text:style-name="Text_20_body">I membri registrano attività come:</text:p>
      <text:list xml:id="list1423952067859429943" text:style-name="L5">
        <text:list-item>
          <text:p text:style-name="P5">Pulizie completate</text:p>
        </text:list-item>
        <text:list-item>
          <text:p text:style-name="P5">Spesa fatta</text:p>
        </text:list-item>
        <text:list-item>
          <text:p text:style-name="P5">Cucina pulita</text:p>
        </text:list-item>
        <text:list-item>
          <text:p text:style-name="P5">Spazzatura svuotata</text:p>
        </text:list-item>
        <text:list-item>
          <text:p text:style-name="P5">Ordine sistemato</text:p>
        </text:list-item>
      </text:list>
      <text:p text:style-name="Text_20_body">Ogni evento modifica il punteggio HomePulse.</text:p>
      <text:h text:style-name="Heading_20_2" text:outline-level="2">? <text:span text:style-name="Strong_20_Emphasis">Dashboard HomePulse</text:span></text:h>
      <text:p text:style-name="Text_20_body">La parte più unica della piattaforma:</text:p>
      <text:list xml:id="list3132093576012686501" text:style-name="L6">
        <text:list-item>
          <text:p text:style-name="P6">HomePulse Score (0–100)</text:p>
        </text:list-item>
        <text:list-item>
          <text:p text:style-name="P6">Grafico settimanale stile ECG</text:p>
        </text:list-item>
        <text:list-item>
          <text:p text:style-name="P6">Stato medio dei membri</text:p>
        </text:list-item>
        <text:list-item>
          <text:p text:style-name="P6">Attività recenti</text:p>
        </text:list-item>
        <text:list-item>
          <text:p text:style-name="P6">Notifiche (es. umore basso collettivo)</text:p>
        </text:list-item>
      </text:list>
      <text:h text:style-name="Heading_20_2" text:outline-level="2">? <text:span text:style-name="Strong_20_Emphasis">Storico &amp; Timeline</text:span></text:h>
      <text:p text:style-name="Text_20_body">Ogni evento viene registrato per:</text:p>
      <text:list xml:id="list3146355643839523493" text:style-name="L7">
        <text:list-item>
          <text:p text:style-name="P7">mostrare l’evoluzione della casa</text:p>
        </text:list-item>
        <text:list-item>
          <text:p text:style-name="P7">analizzare trend e momenti critici</text:p>
        </text:list-item>
        <text:list-item>
          <text:p text:style-name="P7">capire cambiamenti nella convivenza</text:p>
        </text:list-item>
      </text:list>
      <text:h text:style-name="Heading_20_2" text:outline-level="2"><text:soft-page-break/>? <text:span text:style-name="Strong_20_Emphasis">Comunicazione leggera</text:span></text:h>
      <text:p text:style-name="Text_20_body">Commenti rapidi sugli eventi.</text:p>
      <text:p text:style-name="Horizontal_20_Line"/>
      <text:h text:style-name="Heading_20_1" text:outline-level="1">? <text:span text:style-name="Strong_20_Emphasis">Architettura del Sistema</text:span></text:h>
      <text:p text:style-name="Text_20_body">what_dvc_does</text:p>
      <text:p text:style-name="Text_20_body">DomusVibes utilizza Clean Architecture + CQRS + DDD Light</text:p>
      <text:h text:style-name="Heading_20_2" text:outline-level="2">? <text:span text:style-name="Strong_20_Emphasis">Backend (.NET 8)</text:span></text:h>
      <text:p text:style-name="Text_20_body">Tecnologie:</text:p>
      <text:list xml:id="list5940284004982086000" text:style-name="L8">
        <text:list-item>
          <text:p text:style-name="P8">ASP.NET Core 8 Web API</text:p>
        </text:list-item>
        <text:list-item>
          <text:p text:style-name="P8">Entity Framework Core 8</text:p>
        </text:list-item>
        <text:list-item>
          <text:p text:style-name="P8">PostgreSQL</text:p>
        </text:list-item>
        <text:list-item>
          <text:p text:style-name="P8">MediatR</text:p>
        </text:list-item>
        <text:list-item>
          <text:p text:style-name="P8">FluentValidation</text:p>
        </text:list-item>
        <text:list-item>
          <text:p text:style-name="P8">SignalR (real-time)</text:p>
        </text:list-item>
        <text:list-item>
          <text:p text:style-name="P8">Serilog</text:p>
        </text:list-item>
        <text:list-item>
          <text:p text:style-name="P8">Docker Compose</text:p>
        </text:list-item>
      </text:list>
      <text:p text:style-name="Text_20_body">Principi:</text:p>
      <text:list xml:id="list4903109039954087343" text:style-name="L9">
        <text:list-item>
          <text:p text:style-name="P9">Ogni operazione è un <text:span text:style-name="Strong_20_Emphasis">Command</text:span> o una <text:span text:style-name="Strong_20_Emphasis">Query</text:span></text:p>
        </text:list-item>
        <text:list-item>
          <text:p text:style-name="P9">Controller sottili, 0 logica</text:p>
        </text:list-item>
        <text:list-item>
          <text:p text:style-name="P9">Dominio indipendente</text:p>
        </text:list-item>
        <text:list-item>
          <text:p text:style-name="P9">Persistence isolata</text:p>
        </text:list-item>
      </text:list>
      <text:h text:style-name="Heading_20_2" text:outline-level="2">? <text:span text:style-name="Strong_20_Emphasis">Frontend (Angular)</text:span></text:h>
      <text:p text:style-name="Text_20_body">Framework:</text:p>
      <text:list xml:id="list2967623108940339384" text:style-name="L10">
        <text:list-item>
          <text:p text:style-name="P10">Angular 17/18</text:p>
        </text:list-item>
        <text:list-item>
          <text:p text:style-name="P10">Tailwind / Material</text:p>
        </text:list-item>
        <text:list-item>
          <text:p text:style-name="P10">Chart.js per grafico HomePulse</text:p>
        </text:list-item>
        <text:list-item>
          <text:p text:style-name="P10">SignalR client</text:p>
        </text:list-item>
        <text:list-item>
          <text:p text:style-name="P10">NgRx (opzionale)</text:p>
        </text:list-item>
      </text:list>
      <text:p text:style-name="Horizontal_20_Line"/>
      <text:h text:style-name="Heading_20_1" text:outline-level="1"><text:soft-page-break/>? <text:span text:style-name="Strong_20_Emphasis">Struttura Completa del Progetto</text:span></text:h>
      <text:h text:style-name="Heading_20_3" text:outline-level="3"><text:span text:style-name="Strong_20_Emphasis">Backend – DomusVibes/</text:span></text:h>
      <text:p text:style-name="Text_20_body">(aggiornato dal precedente schema DVC)</text:p>
      <text:p text:style-name="P11"><text:span text:style-name="Source_20_Text">DomusVibes/</text:span></text:p>
      <text:p text:style-name="P11"><text:span text:style-name="Source_20_Text">│</text:span></text:p>
      <text:p text:style-name="P11"><text:span text:style-name="Source_20_Text">├── DomusVibes.Api/ <text:s text:c="10"/></text:span></text:p>
      <text:p text:style-name="P11"><text:span text:style-name="Source_20_Text">│ <text:s text:c="2"/>├── Controllers/</text:span></text:p>
      <text:p text:style-name="P11"><text:span text:style-name="Source_20_Text">│ <text:s text:c="2"/>│ <text:s text:c="2"/>├── UsersController.cs</text:span></text:p>
      <text:p text:style-name="P11"><text:span text:style-name="Source_20_Text">│ <text:s text:c="2"/>│ <text:s text:c="2"/>├── HomesController.cs</text:span></text:p>
      <text:p text:style-name="P11"><text:span text:style-name="Source_20_Text">│ <text:s text:c="2"/>│ <text:s text:c="2"/>├── StatusController.cs</text:span></text:p>
      <text:p text:style-name="P11"><text:span text:style-name="Source_20_Text">│ <text:s text:c="2"/>│ <text:s text:c="2"/>├── ActivitiesController.cs</text:span></text:p>
      <text:p text:style-name="P11"><text:span text:style-name="Source_20_Text">│ <text:s text:c="2"/>├── Program.cs</text:span></text:p>
      <text:p text:style-name="P11"><text:span text:style-name="Source_20_Text">│ <text:s text:c="2"/>├── appsettings.json</text:span></text:p>
      <text:p text:style-name="P11"><text:span text:style-name="Source_20_Text">│ <text:s text:c="2"/>└── Extensions/</text:span></text:p>
      <text:p text:style-name="P11"><text:span text:style-name="Source_20_Text">│</text:span></text:p>
      <text:p text:style-name="P11"><text:span text:style-name="Source_20_Text">├── DomusVibes.Application/</text:span></text:p>
      <text:p text:style-name="P11"><text:span text:style-name="Source_20_Text">│ <text:s text:c="2"/>├── Users/</text:span></text:p>
      <text:p text:style-name="P11"><text:span text:style-name="Source_20_Text">│ <text:s text:c="2"/>│ <text:s text:c="2"/>├── Commands/</text:span></text:p>
      <text:p text:style-name="P11"><text:span text:style-name="Source_20_Text">│ <text:s text:c="2"/>│ <text:s text:c="2"/>│ <text:s text:c="2"/>├── CreateUserCommand.cs</text:span></text:p>
      <text:p text:style-name="P11"><text:span text:style-name="Source_20_Text">│ <text:s text:c="2"/>│ <text:s text:c="2"/>│ <text:s text:c="2"/>├── CreateUserHandler.cs</text:span></text:p>
      <text:p text:style-name="P11"><text:span text:style-name="Source_20_Text">│ <text:s text:c="2"/>│ <text:s text:c="2"/>├── Queries/</text:span></text:p>
      <text:p text:style-name="P11"><text:span text:style-name="Source_20_Text">│ <text:s text:c="2"/>│ <text:s text:c="6"/>└── GetUserByIdQuery.cs</text:span></text:p>
      <text:p text:style-name="P11"><text:span text:style-name="Source_20_Text">│ <text:s text:c="2"/>├── Homes/</text:span></text:p>
      <text:p text:style-name="P11"><text:span text:style-name="Source_20_Text">│ <text:s text:c="2"/>├── Activities/</text:span></text:p>
      <text:p text:style-name="P11"><text:span text:style-name="Source_20_Text">│ <text:s text:c="2"/>├── Status/</text:span></text:p>
      <text:p text:style-name="P11"><text:span text:style-name="Source_20_Text">│ <text:s text:c="2"/>└── Behaviors/</text:span></text:p>
      <text:p text:style-name="P11"><text:span text:style-name="Source_20_Text">│</text:span></text:p>
      <text:p text:style-name="P11"><text:span text:style-name="Source_20_Text">├── DomusVibes.Domain/</text:span></text:p>
      <text:p text:style-name="P11"><text:span text:style-name="Source_20_Text">│ <text:s text:c="2"/>├── Entities/</text:span></text:p>
      <text:p text:style-name="P11"><text:span text:style-name="Source_20_Text">│ <text:s text:c="2"/>│ <text:s text:c="2"/>├── User.cs</text:span></text:p>
      <text:p text:style-name="P11"><text:span text:style-name="Source_20_Text">│ <text:s text:c="2"/>│ <text:s text:c="2"/>├── Home.cs</text:span></text:p>
      <text:p text:style-name="P11"><text:span text:style-name="Source_20_Text">│ <text:s text:c="2"/>│ <text:s text:c="2"/>├── HomeMember.cs</text:span></text:p>
      <text:p text:style-name="P11"><text:span text:style-name="Source_20_Text">│ <text:s text:c="2"/>│ <text:s text:c="2"/>├── DailyStatus.cs</text:span></text:p>
      <text:p text:style-name="P11"><text:span text:style-name="Source_20_Text">│ <text:s text:c="2"/>│ <text:s text:c="2"/>├── ActivityEvent.cs</text:span></text:p>
      <text:p text:style-name="P11"><text:span text:style-name="Source_20_Text">│ <text:s text:c="2"/>│ <text:s text:c="2"/>├── HomePulse.cs</text:span></text:p>
      <text:p text:style-name="P11"><text:span text:style-name="Source_20_Text">│ <text:s text:c="2"/>├── Enums/</text:span></text:p>
      <text:p text:style-name="P11"><text:span text:style-name="Source_20_Text">│ <text:s text:c="2"/>├── Errors/</text:span></text:p>
      <text:p text:style-name="P11"><text:span text:style-name="Source_20_Text">│ <text:s text:c="2"/>└── Exceptions/</text:span></text:p>
      <text:p text:style-name="P11"><text:span text:style-name="Source_20_Text">│</text:span></text:p>
      <text:p text:style-name="P11"><text:span text:style-name="Source_20_Text">├── DomusVibes.Persistence/</text:span></text:p>
      <text:p text:style-name="P11"><text:span text:style-name="Source_20_Text">│ <text:s text:c="2"/>├── AppDbContext.cs</text:span></text:p>
      <text:p text:style-name="P11"><text:span text:style-name="Source_20_Text">│ <text:s text:c="2"/>├── Configurations/</text:span></text:p>
      <text:p text:style-name="P11"><text:span text:style-name="Source_20_Text">│ <text:s text:c="2"/>├── Migrations/</text:span></text:p>
      <text:p text:style-name="P11"><text:span text:style-name="Source_20_Text">│ <text:s text:c="2"/>└── Repositories/</text:span></text:p>
      <text:p text:style-name="P11"><text:span text:style-name="Source_20_Text">│</text:span></text:p>
      <text:p text:style-name="P12"><text:span text:style-name="Source_20_Text">└── docker-compose.yml</text:span></text:p>
      <text:p text:style-name="Horizontal_20_Line"/>
      <text:h text:style-name="Heading_20_1" text:outline-level="1">? <text:span text:style-name="Strong_20_Emphasis">Frontend – Angular</text:span></text:h>
      <text:p text:style-name="P11"><text:span text:style-name="Source_20_Text">domusvibes-app/</text:span></text:p>
      <text:p text:style-name="P11"><text:span text:style-name="Source_20_Text">│</text:span></text:p>
      <text:p text:style-name="P11"><text:span text:style-name="Source_20_Text">├── src/</text:span></text:p>
      <text:p text:style-name="P11"><text:span text:style-name="Source_20_Text">│ <text:s text:c="2"/>├── app/</text:span></text:p>
      <text:p text:style-name="P11"><text:span text:style-name="Source_20_Text">│ <text:s text:c="2"/>│ <text:s text:c="2"/>├── core/</text:span></text:p>
      <text:p text:style-name="P11"><text:span text:style-name="Source_20_Text">│ <text:s text:c="2"/>│ <text:s text:c="2"/>├── shared/</text:span></text:p>
      <text:p text:style-name="P11"><text:soft-page-break/><text:span text:style-name="Source_20_Text">│ <text:s text:c="2"/>│ <text:s text:c="2"/>├── features/</text:span></text:p>
      <text:p text:style-name="P11"><text:span text:style-name="Source_20_Text">│ <text:s text:c="2"/>│ <text:s text:c="2"/>│ <text:s text:c="2"/>├── auth/</text:span></text:p>
      <text:p text:style-name="P11"><text:span text:style-name="Source_20_Text">│ <text:s text:c="2"/>│ <text:s text:c="2"/>│ <text:s text:c="2"/>├── home/</text:span></text:p>
      <text:p text:style-name="P11"><text:span text:style-name="Source_20_Text">│ <text:s text:c="2"/>│ <text:s text:c="2"/>│ <text:s text:c="2"/>├── activities/</text:span></text:p>
      <text:p text:style-name="P11"><text:span text:style-name="Source_20_Text">│ <text:s text:c="2"/>│ <text:s text:c="2"/>│ <text:s text:c="2"/>├── status/</text:span></text:p>
      <text:p text:style-name="P11"><text:span text:style-name="Source_20_Text">│ <text:s text:c="2"/>├── assets/</text:span></text:p>
      <text:p text:style-name="P11"><text:span text:style-name="Source_20_Text">│ <text:s text:c="2"/>├── theme/</text:span></text:p>
      <text:p text:style-name="P12"><text:span text:style-name="Source_20_Text">│ <text:s text:c="2"/>└── environments/</text:span></text:p>
      <text:p text:style-name="Horizontal_20_Line"/>
      <text:h text:style-name="Heading_20_1" text:outline-level="1">? <text:span text:style-name="Strong_20_Emphasis">Roadmap</text:span></text:h>
      <text:p text:style-name="Text_20_body">✔ CreateUser<text:line-break/>✔ CreateHome<text:line-break/>✔ JoinHome<text:line-break/>⬜ UpdateDailyStatus<text:line-break/>⬜ LogActivityEvent<text:line-break/>⬜ Calcolo HomePulse<text:line-break/>⬜ SignalR notifiche<text:line-break/>⬜ Dashboard Angular<text:line-break/>⬜ Grafico HomePuls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1T21:23:04.06</meta:creation-date>
    <meta:document-statistic meta:table-count="0" meta:image-count="0" meta:object-count="0" meta:page-count="5" meta:paragraph-count="143" meta:word-count="620" meta:character-count="3777"/>
    <dc:date>2025-12-11T21:24:30.72</dc:date>
    <meta:editing-duration>PT1M27S</meta:editing-duration>
    <meta:editing-cycles>1</meta:editing-cycles>
    <meta:generator>OpenOffice/4.1.16$Win32 OpenOffice.org_project/4116m3$Build-9816</meta:generator>
  </office:meta>
</office:document-meta>
</file>